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3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ff3333"/>
    </style:style>
    <style:style style:name="T6" style:family="text">
      <style:text-properties fo:color="#ff3333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93495942540169112" text:style-name="Outline">
        <text:list-item>
          <text:h text:style-name="P3" text:outline-level="1">Requête SQL TP1</text:h>
        </text:list-item>
      </text:list>
      <text:p text:style-name="Standard"/>
      <text:list xml:id="list2459992948277973365" text:style-name="WWNum1">
        <text:list-item>
          <text:p text:style-name="P1"><text:span text:style-name="Intense_20_Reference">BASE « ENTREPRISE »</text:span></text:p>
          <text:p text:style-name="P2"><text:span text:style-name="Intense_20_Reference"><text:span text:style-name="T6">il manque les attributs NOT NULL à beaucoup de tes domaines<text:line-break/>les chaines de caractères peuvent être plus longues (quitte à mettre des varchar) et certaines d'entre elles peuvent être remplacées par le type TEXT (comme par exemple designation dans la table materiel)</text:span></text:span></text:p>
        </text:list-item>
      </text:list>
      <text:list xml:id="list38821928" text:continue-list="list5393495942540169112" text:style-name="Outline">
        <text:list-item>
          <text:list>
            <text:list-item>
              <text:h text:style-name="Heading_20_2" text:outline-level="2">I- CREATION DES TABLES :</text:h>
            </text:list-item>
          </text:list>
        </text:list-item>
      </text:list>
      <text:p text:style-name="Standard"><text:span text:style-name="T1">--table société</text:span></text:p>
      <text:p text:style-name="Standard">CREATE TABLE SOCIETE (</text:p>
      <text:p text:style-name="Standard"><text:tab/>code_societe integer, </text:p>
      <text:p text:style-name="Standard"><text:tab/>raison_sociale varchar(20), </text:p>
      <text:p text:style-name="Standard"><text:tab/>adresse varchar(40), </text:p>
      <text:p text:style-name="Standard"><text:tab/>ville varchar(30), </text:p>
      <text:p text:style-name="Standard"><text:tab/>code_postal integer</text:p>
      <text:p text:style-name="Standard"><text:tab/><text:span text:style-name="T5">il manque une clé primaire sur cette table</text:span></text:p>
      <text:p text:style-name="Standard">);</text:p>
      <text:p text:style-name="Standard"><text:span text:style-name="T1">--table contrat</text:span></text:p>
      <text:p text:style-name="Standard">CREATE TABLE CONTRAT (</text:p>
      <text:p text:style-name="Standard"><text:tab/>no_contrat integer,</text:p>
      <text:p text:style-name="Standard"><text:tab/>date_expiration date,</text:p>
      <text:p text:style-name="Standard"><text:tab/>duree integer, <text:span text:style-name="T5">tu peux utiliser le type interval</text:span></text:p>
      <text:p text:style-name="Standard"><text:tab/>montant money,</text:p>
      <text:p text:style-name="Standard"><text:tab/>societe varchar(20) <text:span text:style-name="T5">societe est une foreign key sous la forme d'un entier</text:span></text:p>
      <text:p text:style-name="Standard"><text:span text:style-name="T5"><text:tab/>il manque une clé primaire</text:span></text:p>
      <text:p text:style-name="Standard"><text:tab/><text:span text:style-name="T5">il faut donc aussi la clé étrangère pour société</text:span></text:p>
      <text:p text:style-name="Standard">);</text:p>
      <text:p text:style-name="Standard"><text:span text:style-name="T1">--table matériel</text:span></text:p>
      <text:p text:style-name="Standard">CREATE TABLE MATERIEL (</text:p>
      <text:p text:style-name="Standard"><text:tab/>no_materiel integer, </text:p>
      <text:p text:style-name="Standard"><text:tab/>no_serie integer, </text:p>
      <text:p text:style-name="Standard"><text:tab/>designation varchar(40), </text:p>
      <text:p text:style-name="Standard"><text:tab/>no_contrat integer, </text:p>
      <text:p text:style-name="Standard"><text:soft-page-break/><text:tab/>type varchar(30) <text:span text:style-name="T5">le type ici est une clé étrangère donc un int</text:span></text:p>
      <text:p text:style-name="Standard"><text:span text:style-name="T5"><text:tab/>il manque une clé primaire</text:span></text:p>
      <text:p text:style-name="Standard"><text:span text:style-name="T5"><text:tab/>il manque une clé étrangère pour le table type</text:span></text:p>
      <text:p text:style-name="Standard"><text:span text:style-name="T5"><text:tab/>il manque une clé étrangère pour la table contrat</text:span></text:p>
      <text:p text:style-name="Standard"><text:span text:style-name="T5"><text:tab/>il manque une contrainte pour le numéro de série</text:span></text:p>
      <text:p text:style-name="Standard">);</text:p>
      <text:p text:style-name="Standard"><text:span text:style-name="T1">--table type</text:span></text:p>
      <text:p text:style-name="Standard">CREATE TABLE TYPE (</text:p>
      <text:p text:style-name="Standard"><text:tab/>no_type integer,</text:p>
      <text:p text:style-name="Standard"><text:s/><text:tab/>designation varchar(40),</text:p>
      <text:p text:style-name="Standard"><text:tab/>caracteristiques varchar(30)</text:p>
      <text:p text:style-name="Standard"><text:tab/><text:span text:style-name="T5">il manque la clé primaire</text:span></text:p>
      <text:p text:style-name="Standard">);</text:p>
      <text:p text:style-name="Standard"/>
      <text:list xml:id="list38800823" text:continue-numbering="true" text:style-name="Outline">
        <text:list-item>
          <text:list>
            <text:list-item>
              <text:h text:style-name="Heading_20_2" text:outline-level="2">II- DESTRUCTION DES TABLES :</text:h>
            </text:list-item>
          </text:list>
        </text:list-item>
      </text:list>
      <text:p text:style-name="Standard">DROP TABLE if exists SOCIETE ;</text:p>
      <text:p text:style-name="Standard">DROP TABLE if exists CONTRAT ;</text:p>
      <text:p text:style-name="Standard">DROP TABLE if exists MATERIEL ;</text:p>
      <text:p text:style-name="Standard">DROP TABLE if exists TYPE ;</text:p>
      <text:p text:style-name="Standard"/>
      <text:list xml:id="list38810695" text:continue-numbering="true" text:style-name="Outline">
        <text:list-item>
          <text:list>
            <text:list-item>
              <text:h text:style-name="Heading_20_2" text:outline-level="2">PREPARATION CM2 :</text:h>
            </text:list-item>
          </text:list>
        </text:list-item>
      </text:list>
      <text:p text:style-name="Standard"/>
      <text:list xml:id="list38799131" text:continue-numbering="true" text:style-name="Outline">
        <text:list-item>
          <text:list>
            <text:list-item>
              <text:h text:style-name="Heading_20_2" text:outline-level="2">ORDRE DE CREATION DES TABLES :</text:h>
            </text:list-item>
          </text:list>
        </text:list-item>
      </text:list>
      <text:p text:style-name="Standard"><text:span text:style-name="T2">TYPE – MATERIEL – CONTRAT - SOCIETE</text:span></text:p>
      <text:list xml:id="list38797130" text:continue-numbering="true" text:style-name="Outline">
        <text:list-item>
          <text:list>
            <text:list-item>
              <text:h text:style-name="Heading_20_2" text:outline-level="2">ORDRE DE SUPPRESION DES TABLES :</text:h>
            </text:list-item>
          </text:list>
        </text:list-item>
      </text:list>
      <text:p text:style-name="Standard"><text:span text:style-name="T3">SOCIETE – CONTRAT – MATERIEL - TYPE</text:span></text:p>
      <text:p text:style-name="Standard"/>
      <text:p text:style-name="Standard"><text:span text:style-name="T4">Script Entreprise.sql :</text:span></text:p>
      <text:p text:style-name="Standard">DROP TABLE if exists SOCIETE ;</text:p>
      <text:p text:style-name="Standard">DROP TABLE if exists CONTRAT ;</text:p>
      <text:p text:style-name="Standard">DROP TABLE if exists MATERIEL ;</text:p>
      <text:p text:style-name="Standard">DROP TABLE if exists TYPE ;</text:p>
      <text:p text:style-name="Standard"><text:soft-page-break/></text:p>
      <text:p text:style-name="Standard">CREATE TABLE TYPE (</text:p>
      <text:p text:style-name="Standard"><text:tab/>no_type integer,</text:p>
      <text:p text:style-name="Standard"><text:tab/>designation varchar(40),</text:p>
      <text:p text:style-name="Standard"><text:tab/>caracteristiques varchar(30), </text:p>
      <text:p text:style-name="Standard"><text:tab/>PRIMARY KEY (no_type, designation, caracteristiques),</text:p>
      <text:p text:style-name="Standard"><text:tab/>FOREIGN KEY (designation) REFERENCES MATERIEL (no_materiel)</text:p>
      <text:p text:style-name="Standard">);</text:p>
      <text:p text:style-name="Standard"/>
      <text:p text:style-name="Standard">CREATE TABLE MATERIEL (</text:p>
      <text:p text:style-name="Standard"><text:tab/>no_materiel integer, </text:p>
      <text:p text:style-name="Standard"><text:tab/>no_serie integer, </text:p>
      <text:p text:style-name="Standard"><text:tab/>designation varchar(40), </text:p>
      <text:p text:style-name="Standard"><text:tab/>no_contrat integer, </text:p>
      <text:p text:style-name="Standard"><text:tab/>type varchar(30), </text:p>
      <text:p text:style-name="Standard"><text:tab/>PRIMARY KEY (no_materiel, no_serie, designation, no_contrat ), </text:p>
      <text:p text:style-name="Standard"><text:tab/>FOREIGN KEY (no_contrat) REFERENCES CONTRAT (no_contrat)</text:p>
      <text:p text:style-name="Standard">);</text:p>
      <text:p text:style-name="Standard"/>
      <text:p text:style-name="Standard">CREATE TABLE CONTRAT (</text:p>
      <text:p text:style-name="Standard"><text:tab/>no_contrat integer, </text:p>
      <text:p text:style-name="Standard"><text:tab/>date_expiration date, </text:p>
      <text:p text:style-name="Standard"><text:tab/>duree integer, </text:p>
      <text:p text:style-name="Standard"><text:tab/>montant money, </text:p>
      <text:p text:style-name="Standard"><text:tab/>societe varchar(20), </text:p>
      <text:p text:style-name="Standard"><text:tab/>PRIMARY KEY (no_contrat, societe), </text:p>
      <text:p text:style-name="Standard"><text:tab/>FOREIGN KEY (societe) REFERENCES SOCIETE (code_societe)</text:p>
      <text:p text:style-name="Standard">);</text:p>
      <text:p text:style-name="Standard"/>
      <text:p text:style-name="Standard">CREATE TABLE SOCIETE (</text:p>
      <text:p text:style-name="Standard"><text:tab/>code_societe integer, </text:p>
      <text:p text:style-name="Standard"><text:soft-page-break/><text:tab/>raison_sociale varchar(20), </text:p>
      <text:p text:style-name="Standard"><text:tab/>adresse varchar(40), </text:p>
      <text:p text:style-name="Standard"><text:tab/>ville varchar(30), </text:p>
      <text:p text:style-name="Standard"><text:tab/>code_postal integer, </text:p>
      <text:p text:style-name="Standard"><text:tab/>PRIMARY KEY(code_societe, raison_sociale, adresse, ville, code_postal)</text:p>
      <text:p text:style-name="Standard">);</text:p>
      <text:p text:style-name="Standard"/>
      <text:list xml:id="list38811707" text:continue-list="list2459992948277973365" text:style-name="WWNum1">
        <text:list-item>
          <text:p text:style-name="P1"><text:span text:style-name="Intense_20_Reference">BASE « GESTION »</text:span></text:p>
        </text:list-item>
      </text:list>
      <text:list xml:id="list38801057" text:continue-list="list38797130" text:style-name="Outline">
        <text:list-item>
          <text:list>
            <text:list-item>
              <text:h text:style-name="Heading_20_2" text:outline-level="2">I- CREATION DES TABLES :</text:h>
            </text:list-item>
          </text:list>
        </text:list-item>
      </text:list>
      <text:p text:style-name="Standard"><text:span text:style-name="T1">--table client</text:span></text:p>
      <text:p text:style-name="Standard">CREATE TABLE CLIENTS (no_client integer, nom varchar(15), prenom varchar(15), adresse varchar(30));</text:p>
      <text:p text:style-name="Standard"><text:span text:style-name="T1">--table produits</text:span></text:p>
      <text:p text:style-name="Standard">CREATE TABLE PRODUITS (reference char(5), designation varchar(20), prixHT money);</text:p>
      <text:p text:style-name="Standard"><text:span text:style-name="T1">--table factures</text:span></text:p>
      <text:p text:style-name="Standard">CREATE TABLE FACTURES (no_facture integer, date_facture date, etat char(1));</text:p>
      <text:p text:style-name="Standard"><text:span text:style-name="T1">--table remplacements</text:span></text:p>
      <text:p text:style-name="Standard">CREATE TABLE REMPLACEMENTS (reference char(5), no_interv integer, qte_remplacee integer);</text:p>
      <text:p text:style-name="Standard"><text:span text:style-name="T1">--table interventions</text:span></text:p>
      <text:p text:style-name="Standard">CREATE TABLE INTERVENTIONS (no_interv integer, date_interv date, nom_resp varchar(15), nom_interv varchar(15), temps integer, no_client integer, no_facture integer);</text:p>
      <text:list xml:id="list38803133" text:continue-numbering="true" text:style-name="Outline">
        <text:list-item>
          <text:list>
            <text:list-item>
              <text:h text:style-name="Heading_20_2" text:outline-level="2">II- DESTRUCTION DES TABLES :</text:h>
            </text:list-item>
          </text:list>
        </text:list-item>
      </text:list>
      <text:p text:style-name="Standard">DROP TABLE if exists SOCIETE ;</text:p>
      <text:p text:style-name="Standard">DROP TABLE if exists CONTRAT ;</text:p>
      <text:p text:style-name="Standard">DROP TABLE if exists MATERIEL ;</text:p>
      <text:p text:style-name="Standard">DROP TABLE if exists TYPE ;</text:p>
      <text:p text:style-name="Standard"/>
      <text:p text:style-name="Standard"><text:span text:style-name="T4">Script Gestion.sql :</text:span></text:p>
      <text:p text:style-name="Standard">set datestyle to 'european';</text:p>
      <text:p text:style-name="Standard">CREATE TABLE CLIENTS (no_client integer, nom varchar(15), prenom varchar(15), adresse varchar(30));</text:p>
      <text:p text:style-name="Standard">CREATE TABLE PRODUITS (reference char(5), designation varchar(20), prixHT money);</text:p>
      <text:p text:style-name="Standard">CREATE TABLE FACTURES (no_facture integer, date_facture date, etat char(1));</text:p>
      <text:p text:style-name="Standard"><text:soft-page-break/>CREATE TABLE REMPLACEMENTS (reference char(5), no_interv integer, qte_remplacee integer);</text:p>
      <text:p text:style-name="Standard">CREATE TABLE INTERVENTIONS (no_interv integer, date_interv date, nom_resp varchar(15), nom_interv varchar(15), temps integer, no_client integer, no_facture integer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2_20_Car" style:display-name="Titre 2 Car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Intense_20_Reference" style:display-name="Intense Reference" style:family="text" style:parent-style-name="Default_20_Paragraph_20_Font">
      <style:text-properties fo:font-variant="small-caps" fo:color="#4472c4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TP1 : LDD<text:tab/>Initiation bases de données<text:tab/>10/09/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ssica Makarof</meta:initial-creator>
    <dc:creator>Julien Crambes</dc:creator>
    <meta:editing-cycles>92</meta:editing-cycles>
    <meta:creation-date>2020-09-10T13:48:00</meta:creation-date>
    <dc:date>2020-09-16T18:59:20.91</dc:date>
    <meta:editing-duration>PT16M38S</meta:editing-duration>
    <meta:generator>OpenOffice/4.1.7$Win32 OpenOffice.org_project/417m1$Build-9800</meta:generator>
    <meta:document-statistic meta:table-count="0" meta:image-count="0" meta:object-count="0" meta:page-count="5" meta:paragraph-count="115" meta:word-count="569" meta:character-count="40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